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83b" officeooo:paragraph-rsid="001cc83b"/>
    </style:style>
    <style:style style:name="P2" style:family="paragraph" style:parent-style-name="Standard">
      <style:text-properties officeooo:rsid="001e6818" officeooo:paragraph-rsid="001e6818"/>
    </style:style>
    <style:style style:name="P3" style:family="paragraph" style:parent-style-name="Standard">
      <style:text-properties officeooo:rsid="001e6818" officeooo:paragraph-rsid="001ec39a"/>
    </style:style>
    <style:style style:name="P4" style:family="paragraph" style:parent-style-name="Standard">
      <style:text-properties officeooo:rsid="001ec669" officeooo:paragraph-rsid="001ec669"/>
    </style:style>
    <style:style style:name="P5" style:family="paragraph" style:parent-style-name="Standard">
      <style:text-properties officeooo:rsid="001fec9f" officeooo:paragraph-rsid="001fec9f"/>
    </style:style>
    <style:style style:name="P6" style:family="paragraph" style:parent-style-name="Standard">
      <style:text-properties officeooo:rsid="00245327" officeooo:paragraph-rsid="00245327"/>
    </style:style>
    <style:style style:name="P7" style:family="paragraph" style:parent-style-name="Standard">
      <style:text-properties officeooo:rsid="0024d707" officeooo:paragraph-rsid="0024d707"/>
    </style:style>
    <style:style style:name="P8" style:family="paragraph" style:parent-style-name="Standard">
      <style:text-properties officeooo:rsid="00267e5a" officeooo:paragraph-rsid="00267e5a"/>
    </style:style>
    <style:style style:name="P9" style:family="paragraph" style:parent-style-name="Standard">
      <style:text-properties officeooo:rsid="0023d275" officeooo:paragraph-rsid="001ec669"/>
    </style:style>
    <style:style style:name="P10" style:family="paragraph" style:parent-style-name="Standard">
      <style:text-properties fo:font-weight="bold" officeooo:rsid="00279cc8" officeooo:paragraph-rsid="00279cc8" style:font-weight-asian="bold" style:font-weight-complex="bold"/>
    </style:style>
    <style:style style:name="P11" style:family="paragraph" style:parent-style-name="Standard">
      <style:text-properties fo:font-weight="bold" officeooo:rsid="0023d275" officeooo:paragraph-rsid="001ec669" style:font-weight-asian="bold" style:font-weight-complex="bold"/>
    </style:style>
    <style:style style:name="T1" style:family="text">
      <style:text-properties officeooo:rsid="001ec39a"/>
    </style:style>
    <style:style style:name="T2" style:family="text">
      <style:text-properties officeooo:rsid="001fec9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3d2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Algorithm</text:span>:</text:p>
      <text:p text:style-name="P8">These k’s are chosen based on hit and trial.</text:p>
      <text:p text:style-name="P1">Do this for k in [1, 2, 3, 5, 10, 15, 20,23,25,27,29, 30, 50, 75, 100, 150, 170]</text:p>
      <text:p text:style-name="P1"/>
      <text:p text:style-name="P2">1.) Cross-Validation to find the threshold error for each person</text:p>
      <text:p text:style-name="P2"><text:s text:c="5"/>We have been given 6 images per person in the training set. We divided it into train and validation sets. Train set consists of 5 images and validation set consists of 1 image.</text:p>
      <text:p text:style-name="P2">So there are 6 sets of train and validation set :</text:p>
      <text:p text:style-name="P2">{1,2,3,4,5} {6} =&gt; error_1</text:p>
      <text:p text:style-name="P2">{2,3,4,5,6} {1} =&gt; error_2</text:p>
      <text:p text:style-name="P2">{3,4,5,6,1} {2} =&gt; error_3</text:p>
      <text:p text:style-name="P2">{4,5,6,1,2} {3} =&gt; error_4</text:p>
      <text:p text:style-name="P2">{5,6,1,2,3} {4} =&gt; error_5</text:p>
      <text:p text:style-name="P2">{6,1,2,3,4} {5} =&gt; error_6</text:p>
      <text:p text:style-name="P2"/>
      <text:p text:style-name="P2">error_i is a list of difference of squared errors between validation image and trsin image. Each element in error_i represents the error when there is a correct recognition. </text:p>
      <text:p text:style-name="P2">thresholding_person_specific = []</text:p>
      <text:p text:style-name="P2">For j in length(error_i):</text:p>
      <text:p text:style-name="P3"><text:tab/>thresholding_person_specific <text:span text:style-name="T1">= max(error_1[j], error_2[j], error_3[j], error_4[j], error_5[j])</text:span></text:p>
      <text:p text:style-name="P3"/>
      <text:p text:style-name="P4">Now test phase starts:</text:p>
      <text:p text:style-name="P4">for each person in the test set:</text:p>
      <text:p text:style-name="P4"><text:tab/><text:span text:style-name="T2">for each person in the train set: </text:span></text:p>
      <text:p text:style-name="P4"><text:s text:c="12"/><text:tab/># for images present in the database. </text:p>
      <text:p text:style-name="P4"><text:tab/><text:tab/>if squarred error &lt; threshold and it’s label matches with <text:span text:style-name="T4">the label in the train set.</text:span> </text:p>
      <text:p text:style-name="P4"><text:tab/><text:tab/><text:tab/>then there is a match in the database.</text:p>
      <text:p text:style-name="P4"><text:tab/><text:tab/># for images not present in the database</text:p>
      <text:p text:style-name="P4"><text:tab/><text:tab/>If squarred error &lt; threshold <text:span text:style-name="T4">of current peron in the train set.</text:span></text:p>
      <text:p text:style-name="P4"><text:tab/><text:tab/><text:tab/>then there is a mismatch i.e. it is falsely recognisiing the image.</text:p>
      <text:p text:style-name="P4"/>
      <text:p text:style-name="P4"/>
      <text:p text:style-name="P6">Return the the value where correct_prediction is max or false positive is min.</text:p>
      <text:p text:style-name="P9"/>
      <text:p text:style-name="P10">Best False Negative is for k = 25, it is 41</text:p>
      <text:p text:style-name="P10">Total number of correct prediction = 163 out of 208 images.</text:p>
      <text:p text:style-name="P11"/>
      <text:p text:style-name="P7">For detailed implementation of the algorithm, please visit the code :)</text:p>
      <text:p text:style-name="P2"><text:s/>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6:13:00.580783376</meta:creation-date>
    <dc:date>2017-10-12T16:34:42.716612597</dc:date>
    <meta:editing-duration>PT20M17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275" meta:character-count="1609" meta:non-whitespace-character-count="1326"/>
  </office:meta>
</office:document-meta>
</file>